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72mm"/>
    </style:style>
    <style:style style:name="co4" style:family="table-column">
      <style:table-column-properties fo:break-before="auto" style:column-width="5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calculation-settings table:automatic-find-labels="fals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OrNull</text:p>
          </table:table-cell>
          <table:table-cell table:formula="of:= &quot;  tr&quot;&amp;[.A1]&amp;&quot; :: !&quot;&amp;[.B1]&amp;&quot;,&quot;" office:value-type="string" office:string-value="  trId :: !IntOrNull," calcext:value-type="string">
            <text:p><text:s text:c="2"/>trId :: !IntOrNull,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IntOrNull</text:p>
          </table:table-cell>
          <table:table-cell table:formula="of:= &quot;  tr&quot;&amp;[.A2]&amp;&quot; :: !&quot;&amp;[.B2]&amp;&quot;,&quot;" office:value-type="string" office:string-value="  trMSSubClass :: !IntOrNull," calcext:value-type="string">
            <text:p><text:s text:c="2"/>trMSSubClass :: !IntOrNull,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String</text:p>
          </table:table-cell>
          <table:table-cell table:formula="of:= &quot;  tr&quot;&amp;[.A3]&amp;&quot; :: !&quot;&amp;[.B3]&amp;&quot;,&quot;" office:value-type="string" office:string-value="  trMSZoning :: !String," calcext:value-type="string">
            <text:p><text:s text:c="2"/>trMSZoning :: !String,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String</text:p>
          </table:table-cell>
          <table:table-cell table:formula="of:= &quot;  tr&quot;&amp;[.A4]&amp;&quot; :: !&quot;&amp;[.B4]&amp;&quot;,&quot;" office:value-type="string" office:string-value="  trLotFrontage :: !String," calcext:value-type="string">
            <text:p><text:s text:c="2"/>trLotFrontage :: !String,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IntOrNull</text:p>
          </table:table-cell>
          <table:table-cell table:formula="of:= &quot;  tr&quot;&amp;[.A5]&amp;&quot; :: !&quot;&amp;[.B5]&amp;&quot;,&quot;" office:value-type="string" office:string-value="  trLotArea :: !IntOrNull," calcext:value-type="string">
            <text:p><text:s text:c="2"/>trLotArea :: !IntOrNull,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table:formula="of:= &quot;  tr&quot;&amp;[.A6]&amp;&quot; :: !&quot;&amp;[.B6]&amp;&quot;,&quot;" office:value-type="string" office:string-value="  trStreet :: !String," calcext:value-type="string">
            <text:p><text:s text:c="2"/>trStreet :: !String,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String</text:p>
          </table:table-cell>
          <table:table-cell table:formula="of:= &quot;  tr&quot;&amp;[.A7]&amp;&quot; :: !&quot;&amp;[.B7]&amp;&quot;,&quot;" office:value-type="string" office:string-value="  trAlley :: !String," calcext:value-type="string">
            <text:p><text:s text:c="2"/>trAlley :: !String,</text:p>
          </table:table-cell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String</text:p>
          </table:table-cell>
          <table:table-cell table:formula="of:= &quot;  tr&quot;&amp;[.A8]&amp;&quot; :: !&quot;&amp;[.B8]&amp;&quot;,&quot;" office:value-type="string" office:string-value="  trLotShape :: !String," calcext:value-type="string">
            <text:p><text:s text:c="2"/>trLotShape :: !String,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String</text:p>
          </table:table-cell>
          <table:table-cell table:formula="of:= &quot;  tr&quot;&amp;[.A9]&amp;&quot; :: !&quot;&amp;[.B9]&amp;&quot;,&quot;" office:value-type="string" office:string-value="  trLandContour :: !String," calcext:value-type="string">
            <text:p><text:s text:c="2"/>trLandContour :: !String,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String</text:p>
          </table:table-cell>
          <table:table-cell table:formula="of:= &quot;  tr&quot;&amp;[.A10]&amp;&quot; :: !&quot;&amp;[.B10]&amp;&quot;,&quot;" office:value-type="string" office:string-value="  trUtilities :: !String," calcext:value-type="string">
            <text:p><text:s text:c="2"/>trUtilities :: !String,</text:p>
          </table:table-cell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String</text:p>
          </table:table-cell>
          <table:table-cell table:formula="of:= &quot;  tr&quot;&amp;[.A11]&amp;&quot; :: !&quot;&amp;[.B11]&amp;&quot;,&quot;" office:value-type="string" office:string-value="  trLotConfig :: !String," calcext:value-type="string">
            <text:p><text:s text:c="2"/>trLotConfig :: !String,</text:p>
          </table:table-cell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String</text:p>
          </table:table-cell>
          <table:table-cell table:formula="of:= &quot;  tr&quot;&amp;[.A12]&amp;&quot; :: !&quot;&amp;[.B12]&amp;&quot;,&quot;" office:value-type="string" office:string-value="  trLandSlope :: !String," calcext:value-type="string">
            <text:p><text:s text:c="2"/>trLandSlope :: !String,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String</text:p>
          </table:table-cell>
          <table:table-cell table:formula="of:= &quot;  tr&quot;&amp;[.A13]&amp;&quot; :: !&quot;&amp;[.B13]&amp;&quot;,&quot;" office:value-type="string" office:string-value="  trNeighborhood :: !String," calcext:value-type="string">
            <text:p><text:s text:c="2"/>trNeighborhood :: !String,</text:p>
          </table:table-cell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String</text:p>
          </table:table-cell>
          <table:table-cell table:formula="of:= &quot;  tr&quot;&amp;[.A14]&amp;&quot; :: !&quot;&amp;[.B14]&amp;&quot;,&quot;" office:value-type="string" office:string-value="  trCondition1 :: !String," calcext:value-type="string">
            <text:p><text:s text:c="2"/>trCondition1 :: !String,</text:p>
          </table:table-cell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String</text:p>
          </table:table-cell>
          <table:table-cell table:formula="of:= &quot;  tr&quot;&amp;[.A15]&amp;&quot; :: !&quot;&amp;[.B15]&amp;&quot;,&quot;" office:value-type="string" office:string-value="  trCondition2 :: !String," calcext:value-type="string">
            <text:p><text:s text:c="2"/>trCondition2 :: !String,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String</text:p>
          </table:table-cell>
          <table:table-cell table:formula="of:= &quot;  tr&quot;&amp;[.A16]&amp;&quot; :: !&quot;&amp;[.B16]&amp;&quot;,&quot;" office:value-type="string" office:string-value="  trBldgType :: !String," calcext:value-type="string">
            <text:p><text:s text:c="2"/>trBldgType :: !String,</text:p>
          </table:table-cell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String</text:p>
          </table:table-cell>
          <table:table-cell table:formula="of:= &quot;  tr&quot;&amp;[.A17]&amp;&quot; :: !&quot;&amp;[.B17]&amp;&quot;,&quot;" office:value-type="string" office:string-value="  trHouseStyle :: !String," calcext:value-type="string">
            <text:p><text:s text:c="2"/>trHouseStyle :: !String,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IntOrNull</text:p>
          </table:table-cell>
          <table:table-cell table:formula="of:= &quot;  tr&quot;&amp;[.A18]&amp;&quot; :: !&quot;&amp;[.B18]&amp;&quot;,&quot;" office:value-type="string" office:string-value="  trOverallQual :: !IntOrNull," calcext:value-type="string">
            <text:p><text:s text:c="2"/>trOverallQual :: !IntOrNull,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IntOrNull</text:p>
          </table:table-cell>
          <table:table-cell table:formula="of:= &quot;  tr&quot;&amp;[.A19]&amp;&quot; :: !&quot;&amp;[.B19]&amp;&quot;,&quot;" office:value-type="string" office:string-value="  trOverallCond :: !IntOrNull," calcext:value-type="string">
            <text:p><text:s text:c="2"/>trOverallCond :: !IntOrNull,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IntOrNull</text:p>
          </table:table-cell>
          <table:table-cell table:formula="of:= &quot;  tr&quot;&amp;[.A20]&amp;&quot; :: !&quot;&amp;[.B20]&amp;&quot;,&quot;" office:value-type="string" office:string-value="  trYearBuilt :: !IntOrNull," calcext:value-type="string">
            <text:p><text:s text:c="2"/>trYearBuilt :: !IntOrNull,</text:p>
          </table:table-cell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IntOrNull</text:p>
          </table:table-cell>
          <table:table-cell table:formula="of:= &quot;  tr&quot;&amp;[.A21]&amp;&quot; :: !&quot;&amp;[.B21]&amp;&quot;,&quot;" office:value-type="string" office:string-value="  trYearRemodAdd :: !IntOrNull," calcext:value-type="string">
            <text:p><text:s text:c="2"/>trYearRemodAdd :: !IntOrNull,</text:p>
          </table:table-cell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String</text:p>
          </table:table-cell>
          <table:table-cell table:formula="of:= &quot;  tr&quot;&amp;[.A22]&amp;&quot; :: !&quot;&amp;[.B22]&amp;&quot;,&quot;" office:value-type="string" office:string-value="  trRoofStyle :: !String," calcext:value-type="string">
            <text:p><text:s text:c="2"/>trRoofStyle :: !String,</text:p>
          </table:table-cell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String</text:p>
          </table:table-cell>
          <table:table-cell table:formula="of:= &quot;  tr&quot;&amp;[.A23]&amp;&quot; :: !&quot;&amp;[.B23]&amp;&quot;,&quot;" office:value-type="string" office:string-value="  trRoofMatl :: !String," calcext:value-type="string">
            <text:p><text:s text:c="2"/>trRoofMatl :: !String,</text:p>
          </table:table-cell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String</text:p>
          </table:table-cell>
          <table:table-cell table:formula="of:= &quot;  tr&quot;&amp;[.A24]&amp;&quot; :: !&quot;&amp;[.B24]&amp;&quot;,&quot;" office:value-type="string" office:string-value="  trExterior1st :: !String," calcext:value-type="string">
            <text:p><text:s text:c="2"/>trExterior1st :: !String,</text:p>
          </table:table-cell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String</text:p>
          </table:table-cell>
          <table:table-cell table:formula="of:= &quot;  tr&quot;&amp;[.A25]&amp;&quot; :: !&quot;&amp;[.B25]&amp;&quot;,&quot;" office:value-type="string" office:string-value="  trExterior2nd :: !String," calcext:value-type="string">
            <text:p><text:s text:c="2"/>trExterior2nd :: !String,</text:p>
          </table:table-cell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String</text:p>
          </table:table-cell>
          <table:table-cell table:formula="of:= &quot;  tr&quot;&amp;[.A26]&amp;&quot; :: !&quot;&amp;[.B26]&amp;&quot;,&quot;" office:value-type="string" office:string-value="  trMasVnrType :: !String," calcext:value-type="string">
            <text:p><text:s text:c="2"/>trMasVnrType :: !String,</text:p>
          </table:table-cell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String</text:p>
          </table:table-cell>
          <table:table-cell table:formula="of:= &quot;  tr&quot;&amp;[.A27]&amp;&quot; :: !&quot;&amp;[.B27]&amp;&quot;,&quot;" office:value-type="string" office:string-value="  trMasVnrArea :: !String," calcext:value-type="string">
            <text:p><text:s text:c="2"/>trMasVnrArea :: !String,</text:p>
          </table:table-cell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String</text:p>
          </table:table-cell>
          <table:table-cell table:formula="of:= &quot;  tr&quot;&amp;[.A28]&amp;&quot; :: !&quot;&amp;[.B28]&amp;&quot;,&quot;" office:value-type="string" office:string-value="  trExterQual :: !String," calcext:value-type="string">
            <text:p><text:s text:c="2"/>trExterQual :: !String,</text:p>
          </table:table-cell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String</text:p>
          </table:table-cell>
          <table:table-cell table:formula="of:= &quot;  tr&quot;&amp;[.A29]&amp;&quot; :: !&quot;&amp;[.B29]&amp;&quot;,&quot;" office:value-type="string" office:string-value="  trExterCond :: !String," calcext:value-type="string">
            <text:p><text:s text:c="2"/>trExterCond :: !String,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String</text:p>
          </table:table-cell>
          <table:table-cell table:formula="of:= &quot;  tr&quot;&amp;[.A30]&amp;&quot; :: !&quot;&amp;[.B30]&amp;&quot;,&quot;" office:value-type="string" office:string-value="  trFoundation :: !String," calcext:value-type="string">
            <text:p><text:s text:c="2"/>trFoundation :: !String,</text:p>
          </table:table-cell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String</text:p>
          </table:table-cell>
          <table:table-cell table:formula="of:= &quot;  tr&quot;&amp;[.A31]&amp;&quot; :: !&quot;&amp;[.B31]&amp;&quot;,&quot;" office:value-type="string" office:string-value="  trBsmtQual :: !String," calcext:value-type="string">
            <text:p><text:s text:c="2"/>trBsmtQual :: !String,</text:p>
          </table:table-cell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String</text:p>
          </table:table-cell>
          <table:table-cell table:formula="of:= &quot;  tr&quot;&amp;[.A32]&amp;&quot; :: !&quot;&amp;[.B32]&amp;&quot;,&quot;" office:value-type="string" office:string-value="  trBsmtCond :: !String," calcext:value-type="string">
            <text:p><text:s text:c="2"/>trBsmtCond :: !String,</text:p>
          </table:table-cell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String</text:p>
          </table:table-cell>
          <table:table-cell table:formula="of:= &quot;  tr&quot;&amp;[.A33]&amp;&quot; :: !&quot;&amp;[.B33]&amp;&quot;,&quot;" office:value-type="string" office:string-value="  trBsmtExposure :: !String," calcext:value-type="string">
            <text:p><text:s text:c="2"/>trBsmtExposure :: !String,</text:p>
          </table:table-cell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String</text:p>
          </table:table-cell>
          <table:table-cell table:formula="of:= &quot;  tr&quot;&amp;[.A34]&amp;&quot; :: !&quot;&amp;[.B34]&amp;&quot;,&quot;" office:value-type="string" office:string-value="  trBsmtFinType1 :: !String," calcext:value-type="string">
            <text:p><text:s text:c="2"/>trBsmtFinType1 :: !String,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IntOrNull</text:p>
          </table:table-cell>
          <table:table-cell table:formula="of:= &quot;  tr&quot;&amp;[.A35]&amp;&quot; :: !&quot;&amp;[.B35]&amp;&quot;,&quot;" office:value-type="string" office:string-value="  trBsmtFinSF1 :: !IntOrNull," calcext:value-type="string">
            <text:p><text:s text:c="2"/>trBsmtFinSF1 :: !IntOrNull,</text:p>
          </table:table-cell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String</text:p>
          </table:table-cell>
          <table:table-cell table:formula="of:= &quot;  tr&quot;&amp;[.A36]&amp;&quot; :: !&quot;&amp;[.B36]&amp;&quot;,&quot;" office:value-type="string" office:string-value="  trBsmtFinType2 :: !String," calcext:value-type="string">
            <text:p><text:s text:c="2"/>trBsmtFinType2 :: !String,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IntOrNull</text:p>
          </table:table-cell>
          <table:table-cell table:formula="of:= &quot;  tr&quot;&amp;[.A37]&amp;&quot; :: !&quot;&amp;[.B37]&amp;&quot;,&quot;" office:value-type="string" office:string-value="  trBsmtFinSF2 :: !IntOrNull," calcext:value-type="string">
            <text:p><text:s text:c="2"/>trBsmtFinSF2 :: !IntOrNull,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IntOrNull</text:p>
          </table:table-cell>
          <table:table-cell table:formula="of:= &quot;  tr&quot;&amp;[.A38]&amp;&quot; :: !&quot;&amp;[.B38]&amp;&quot;,&quot;" office:value-type="string" office:string-value="  trBsmtUnfSF :: !IntOrNull," calcext:value-type="string">
            <text:p><text:s text:c="2"/>trBsmtUnfSF :: !IntOrNull,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IntOrNull</text:p>
          </table:table-cell>
          <table:table-cell table:formula="of:= &quot;  tr&quot;&amp;[.A39]&amp;&quot; :: !&quot;&amp;[.B39]&amp;&quot;,&quot;" office:value-type="string" office:string-value="  trTotalBsmtSF :: !IntOrNull," calcext:value-type="string">
            <text:p><text:s text:c="2"/>trTotalBsmtSF :: !IntOrNull,</text:p>
          </table:table-cell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String</text:p>
          </table:table-cell>
          <table:table-cell table:formula="of:= &quot;  tr&quot;&amp;[.A40]&amp;&quot; :: !&quot;&amp;[.B40]&amp;&quot;,&quot;" office:value-type="string" office:string-value="  trHeating :: !String," calcext:value-type="string">
            <text:p><text:s text:c="2"/>trHeating :: !String,</text:p>
          </table:table-cell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String</text:p>
          </table:table-cell>
          <table:table-cell table:formula="of:= &quot;  tr&quot;&amp;[.A41]&amp;&quot; :: !&quot;&amp;[.B41]&amp;&quot;,&quot;" office:value-type="string" office:string-value="  trHeatingQC :: !String," calcext:value-type="string">
            <text:p><text:s text:c="2"/>trHeatingQC :: !String,</text:p>
          </table:table-cell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String</text:p>
          </table:table-cell>
          <table:table-cell table:formula="of:= &quot;  tr&quot;&amp;[.A42]&amp;&quot; :: !&quot;&amp;[.B42]&amp;&quot;,&quot;" office:value-type="string" office:string-value="  trCentralAir :: !String," calcext:value-type="string">
            <text:p><text:s text:c="2"/>trCentralAir :: !String,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String</text:p>
          </table:table-cell>
          <table:table-cell table:formula="of:= &quot;  tr&quot;&amp;[.A43]&amp;&quot; :: !&quot;&amp;[.B43]&amp;&quot;,&quot;" office:value-type="string" office:string-value="  trElectrical :: !String," calcext:value-type="string">
            <text:p><text:s text:c="2"/>trElectrical :: !String,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IntOrNull</text:p>
          </table:table-cell>
          <table:table-cell table:formula="of:= &quot;  tr&quot;&amp;[.A44]&amp;&quot; :: !&quot;&amp;[.B44]&amp;&quot;,&quot;" office:value-type="string" office:string-value="  tr1stFlrSF :: !IntOrNull," calcext:value-type="string">
            <text:p><text:s text:c="2"/>tr1stFlrSF :: !IntOrNull,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IntOrNull</text:p>
          </table:table-cell>
          <table:table-cell table:formula="of:= &quot;  tr&quot;&amp;[.A45]&amp;&quot; :: !&quot;&amp;[.B45]&amp;&quot;,&quot;" office:value-type="string" office:string-value="  tr2ndFlrSF :: !IntOrNull," calcext:value-type="string">
            <text:p><text:s text:c="2"/>tr2ndFlrSF :: !IntOrNull,</text:p>
          </table:table-cell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IntOrNull</text:p>
          </table:table-cell>
          <table:table-cell table:formula="of:= &quot;  tr&quot;&amp;[.A46]&amp;&quot; :: !&quot;&amp;[.B46]&amp;&quot;,&quot;" office:value-type="string" office:string-value="  trLowQualFinSF :: !IntOrNull," calcext:value-type="string">
            <text:p><text:s text:c="2"/>trLowQualFinSF :: !IntOrNull,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IntOrNull</text:p>
          </table:table-cell>
          <table:table-cell table:formula="of:= &quot;  tr&quot;&amp;[.A47]&amp;&quot; :: !&quot;&amp;[.B47]&amp;&quot;,&quot;" office:value-type="string" office:string-value="  trGrLivArea :: !IntOrNull," calcext:value-type="string">
            <text:p><text:s text:c="2"/>trGrLivArea :: !IntOrNull,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IntOrNull</text:p>
          </table:table-cell>
          <table:table-cell table:formula="of:= &quot;  tr&quot;&amp;[.A48]&amp;&quot; :: !&quot;&amp;[.B48]&amp;&quot;,&quot;" office:value-type="string" office:string-value="  trBsmtFullBath :: !IntOrNull," calcext:value-type="string">
            <text:p><text:s text:c="2"/>trBsmtFullBath :: !IntOrNull,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IntOrNull</text:p>
          </table:table-cell>
          <table:table-cell table:formula="of:= &quot;  tr&quot;&amp;[.A49]&amp;&quot; :: !&quot;&amp;[.B49]&amp;&quot;,&quot;" office:value-type="string" office:string-value="  trBsmtHalfBath :: !IntOrNull," calcext:value-type="string">
            <text:p><text:s text:c="2"/>trBsmtHalfBath :: !IntOrNull,</text:p>
          </table:table-cell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IntOrNull</text:p>
          </table:table-cell>
          <table:table-cell table:formula="of:= &quot;  tr&quot;&amp;[.A50]&amp;&quot; :: !&quot;&amp;[.B50]&amp;&quot;,&quot;" office:value-type="string" office:string-value="  trFullBath :: !IntOrNull," calcext:value-type="string">
            <text:p><text:s text:c="2"/>trFullBath :: !IntOrNull,</text:p>
          </table:table-cell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IntOrNull</text:p>
          </table:table-cell>
          <table:table-cell table:formula="of:= &quot;  tr&quot;&amp;[.A51]&amp;&quot; :: !&quot;&amp;[.B51]&amp;&quot;,&quot;" office:value-type="string" office:string-value="  trHalfBath :: !IntOrNull," calcext:value-type="string">
            <text:p><text:s text:c="2"/>trHalfBath :: !IntOrNull,</text:p>
          </table:table-cell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IntOrNull</text:p>
          </table:table-cell>
          <table:table-cell table:formula="of:= &quot;  tr&quot;&amp;[.A52]&amp;&quot; :: !&quot;&amp;[.B52]&amp;&quot;,&quot;" office:value-type="string" office:string-value="  trBedroomAbvGr :: !IntOrNull," calcext:value-type="string">
            <text:p><text:s text:c="2"/>trBedroomAbvGr :: !IntOrNull,</text:p>
          </table:table-cell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IntOrNull</text:p>
          </table:table-cell>
          <table:table-cell table:formula="of:= &quot;  tr&quot;&amp;[.A53]&amp;&quot; :: !&quot;&amp;[.B53]&amp;&quot;,&quot;" office:value-type="string" office:string-value="  trKitchenAbvGr :: !IntOrNull," calcext:value-type="string">
            <text:p><text:s text:c="2"/>trKitchenAbvGr :: !IntOrNull,</text:p>
          </table:table-cell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String</text:p>
          </table:table-cell>
          <table:table-cell table:formula="of:= &quot;  tr&quot;&amp;[.A54]&amp;&quot; :: !&quot;&amp;[.B54]&amp;&quot;,&quot;" office:value-type="string" office:string-value="  trKitchenQual :: !String," calcext:value-type="string">
            <text:p><text:s text:c="2"/>trKitchenQual :: !String,</text:p>
          </table:table-cell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IntOrNull</text:p>
          </table:table-cell>
          <table:table-cell table:formula="of:= &quot;  tr&quot;&amp;[.A55]&amp;&quot; :: !&quot;&amp;[.B55]&amp;&quot;,&quot;" office:value-type="string" office:string-value="  trTotRmsAbvGrd :: !IntOrNull," calcext:value-type="string">
            <text:p><text:s text:c="2"/>trTotRmsAbvGrd :: !IntOrNull,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tring</text:p>
          </table:table-cell>
          <table:table-cell table:formula="of:= &quot;  tr&quot;&amp;[.A56]&amp;&quot; :: !&quot;&amp;[.B56]&amp;&quot;,&quot;" office:value-type="string" office:string-value="  trFunctional :: !String," calcext:value-type="string">
            <text:p><text:s text:c="2"/>trFunctional :: !String,</text:p>
          </table:table-cell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IntOrNull</text:p>
          </table:table-cell>
          <table:table-cell table:formula="of:= &quot;  tr&quot;&amp;[.A57]&amp;&quot; :: !&quot;&amp;[.B57]&amp;&quot;,&quot;" office:value-type="string" office:string-value="  trFireplaces :: !IntOrNull," calcext:value-type="string">
            <text:p><text:s text:c="2"/>trFireplaces :: !IntOrNull,</text:p>
          </table:table-cell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String</text:p>
          </table:table-cell>
          <table:table-cell table:formula="of:= &quot;  tr&quot;&amp;[.A58]&amp;&quot; :: !&quot;&amp;[.B58]&amp;&quot;,&quot;" office:value-type="string" office:string-value="  trFireplaceQu :: !String," calcext:value-type="string">
            <text:p><text:s text:c="2"/>trFireplaceQu :: !String,</text:p>
          </table:table-cell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String</text:p>
          </table:table-cell>
          <table:table-cell table:formula="of:= &quot;  tr&quot;&amp;[.A59]&amp;&quot; :: !&quot;&amp;[.B59]&amp;&quot;,&quot;" office:value-type="string" office:string-value="  trGarageType :: !String," calcext:value-type="string">
            <text:p><text:s text:c="2"/>trGarageType :: !String,</text:p>
          </table:table-cell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String</text:p>
          </table:table-cell>
          <table:table-cell table:formula="of:= &quot;  tr&quot;&amp;[.A60]&amp;&quot; :: !&quot;&amp;[.B60]&amp;&quot;,&quot;" office:value-type="string" office:string-value="  trGarageYrBlt :: !String," calcext:value-type="string">
            <text:p><text:s text:c="2"/>trGarageYrBlt :: !String,</text:p>
          </table:table-cell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String</text:p>
          </table:table-cell>
          <table:table-cell table:formula="of:= &quot;  tr&quot;&amp;[.A61]&amp;&quot; :: !&quot;&amp;[.B61]&amp;&quot;,&quot;" office:value-type="string" office:string-value="  trGarageFinish :: !String," calcext:value-type="string">
            <text:p><text:s text:c="2"/>trGarageFinish :: !String,</text:p>
          </table:table-cell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IntOrNull</text:p>
          </table:table-cell>
          <table:table-cell table:formula="of:= &quot;  tr&quot;&amp;[.A62]&amp;&quot; :: !&quot;&amp;[.B62]&amp;&quot;,&quot;" office:value-type="string" office:string-value="  trGarageCars :: !IntOrNull," calcext:value-type="string">
            <text:p><text:s text:c="2"/>trGarageCars :: !IntOrNull,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IntOrNull</text:p>
          </table:table-cell>
          <table:table-cell table:formula="of:= &quot;  tr&quot;&amp;[.A63]&amp;&quot; :: !&quot;&amp;[.B63]&amp;&quot;,&quot;" office:value-type="string" office:string-value="  trGarageArea :: !IntOrNull," calcext:value-type="string">
            <text:p><text:s text:c="2"/>trGarageArea :: !IntOrNull,</text:p>
          </table:table-cell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String</text:p>
          </table:table-cell>
          <table:table-cell table:formula="of:= &quot;  tr&quot;&amp;[.A64]&amp;&quot; :: !&quot;&amp;[.B64]&amp;&quot;,&quot;" office:value-type="string" office:string-value="  trGarageQual :: !String," calcext:value-type="string">
            <text:p><text:s text:c="2"/>trGarageQual :: !String,</text:p>
          </table:table-cell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String</text:p>
          </table:table-cell>
          <table:table-cell table:formula="of:= &quot;  tr&quot;&amp;[.A65]&amp;&quot; :: !&quot;&amp;[.B65]&amp;&quot;,&quot;" office:value-type="string" office:string-value="  trGarageCond :: !String," calcext:value-type="string">
            <text:p><text:s text:c="2"/>trGarageCond :: !String,</text:p>
          </table:table-cell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String</text:p>
          </table:table-cell>
          <table:table-cell table:formula="of:= &quot;  tr&quot;&amp;[.A66]&amp;&quot; :: !&quot;&amp;[.B66]&amp;&quot;,&quot;" office:value-type="string" office:string-value="  trPavedDrive :: !String," calcext:value-type="string">
            <text:p><text:s text:c="2"/>trPavedDrive :: !String,</text:p>
          </table:table-cell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IntOrNull</text:p>
          </table:table-cell>
          <table:table-cell table:formula="of:= &quot;  tr&quot;&amp;[.A67]&amp;&quot; :: !&quot;&amp;[.B67]&amp;&quot;,&quot;" office:value-type="string" office:string-value="  trWoodDeckSF :: !IntOrNull," calcext:value-type="string">
            <text:p><text:s text:c="2"/>trWoodDeckSF :: !IntOrNull,</text:p>
          </table:table-cell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IntOrNull</text:p>
          </table:table-cell>
          <table:table-cell table:formula="of:= &quot;  tr&quot;&amp;[.A68]&amp;&quot; :: !&quot;&amp;[.B68]&amp;&quot;,&quot;" office:value-type="string" office:string-value="  trOpenPorchSF :: !IntOrNull," calcext:value-type="string">
            <text:p><text:s text:c="2"/>trOpenPorchSF :: !IntOrNull,</text:p>
          </table:table-cell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IntOrNull</text:p>
          </table:table-cell>
          <table:table-cell table:formula="of:= &quot;  tr&quot;&amp;[.A69]&amp;&quot; :: !&quot;&amp;[.B69]&amp;&quot;,&quot;" office:value-type="string" office:string-value="  trEnclosedPorch :: !IntOrNull," calcext:value-type="string">
            <text:p><text:s text:c="2"/>trEnclosedPorch :: !IntOrNull,</text:p>
          </table:table-cell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IntOrNull</text:p>
          </table:table-cell>
          <table:table-cell table:formula="of:= &quot;  tr&quot;&amp;[.A70]&amp;&quot; :: !&quot;&amp;[.B70]&amp;&quot;,&quot;" office:value-type="string" office:string-value="  tr3SsnPorch :: !IntOrNull," calcext:value-type="string">
            <text:p><text:s text:c="2"/>tr3SsnPorch :: !IntOrNull,</text:p>
          </table:table-cell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string" calcext:value-type="string">
            <text:p>IntOrNull</text:p>
          </table:table-cell>
          <table:table-cell table:formula="of:= &quot;  tr&quot;&amp;[.A71]&amp;&quot; :: !&quot;&amp;[.B71]&amp;&quot;,&quot;" office:value-type="string" office:string-value="  trScreenPorch :: !IntOrNull," calcext:value-type="string">
            <text:p><text:s text:c="2"/>trScreenPorch :: !IntOrNull,</text:p>
          </table:table-cell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IntOrNull</text:p>
          </table:table-cell>
          <table:table-cell table:formula="of:= &quot;  tr&quot;&amp;[.A72]&amp;&quot; :: !&quot;&amp;[.B72]&amp;&quot;,&quot;" office:value-type="string" office:string-value="  trPoolArea :: !IntOrNull," calcext:value-type="string">
            <text:p><text:s text:c="2"/>trPoolArea :: !IntOrNull,</text:p>
          </table:table-cell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String</text:p>
          </table:table-cell>
          <table:table-cell table:formula="of:= &quot;  tr&quot;&amp;[.A73]&amp;&quot; :: !&quot;&amp;[.B73]&amp;&quot;,&quot;" office:value-type="string" office:string-value="  trPoolQC :: !String," calcext:value-type="string">
            <text:p><text:s text:c="2"/>trPoolQC :: !String,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String</text:p>
          </table:table-cell>
          <table:table-cell table:formula="of:= &quot;  tr&quot;&amp;[.A74]&amp;&quot; :: !&quot;&amp;[.B74]&amp;&quot;,&quot;" office:value-type="string" office:string-value="  trFence :: !String," calcext:value-type="string">
            <text:p><text:s text:c="2"/>trFence :: !String,</text:p>
          </table:table-cell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String</text:p>
          </table:table-cell>
          <table:table-cell table:formula="of:= &quot;  tr&quot;&amp;[.A75]&amp;&quot; :: !&quot;&amp;[.B75]&amp;&quot;,&quot;" office:value-type="string" office:string-value="  trMiscFeature :: !String," calcext:value-type="string">
            <text:p><text:s text:c="2"/>trMiscFeature :: !String,</text:p>
          </table:table-cell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IntOrNull</text:p>
          </table:table-cell>
          <table:table-cell table:formula="of:= &quot;  tr&quot;&amp;[.A76]&amp;&quot; :: !&quot;&amp;[.B76]&amp;&quot;,&quot;" office:value-type="string" office:string-value="  trMiscVal :: !IntOrNull," calcext:value-type="string">
            <text:p><text:s text:c="2"/>trMiscVal :: !IntOrNull,</text:p>
          </table:table-cell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IntOrNull</text:p>
          </table:table-cell>
          <table:table-cell table:formula="of:= &quot;  tr&quot;&amp;[.A77]&amp;&quot; :: !&quot;&amp;[.B77]&amp;&quot;,&quot;" office:value-type="string" office:string-value="  trMoSold :: !IntOrNull," calcext:value-type="string">
            <text:p><text:s text:c="2"/>trMoSold :: !IntOrNull,</text:p>
          </table:table-cell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IntOrNull</text:p>
          </table:table-cell>
          <table:table-cell table:formula="of:= &quot;  tr&quot;&amp;[.A78]&amp;&quot; :: !&quot;&amp;[.B78]&amp;&quot;,&quot;" office:value-type="string" office:string-value="  trYrSold :: !IntOrNull," calcext:value-type="string">
            <text:p><text:s text:c="2"/>trYrSold :: !IntOrNull,</text:p>
          </table:table-cell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String</text:p>
          </table:table-cell>
          <table:table-cell table:formula="of:= &quot;  tr&quot;&amp;[.A79]&amp;&quot; :: !&quot;&amp;[.B79]&amp;&quot;,&quot;" office:value-type="string" office:string-value="  trSaleType :: !String," calcext:value-type="string">
            <text:p><text:s text:c="2"/>trSaleType :: !String,</text:p>
          </table:table-cell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String</text:p>
          </table:table-cell>
          <table:table-cell table:formula="of:= &quot;  tr&quot;&amp;[.A80]&amp;&quot; :: !&quot;&amp;[.B80]&amp;&quot;,&quot;" office:value-type="string" office:string-value="  trSaleCondition :: !String," calcext:value-type="string">
            <text:p><text:s text:c="2"/>trSaleCondition :: !String,</text:p>
          </table:table-cell>
        </table:table-row>
        <table:table-row table:style-name="ro1">
          <table:table-cell office:value-type="string" calcext:value-type="string">
            <text:p>SalePrice</text:p>
          </table:table-cell>
          <table:table-cell office:value-type="string" calcext:value-type="string">
            <text:p>IntOrNull</text:p>
          </table:table-cell>
          <table:table-cell table:formula="of:= &quot;  tr&quot;&amp;[.A81]&amp;&quot; :: !&quot;&amp;[.B81]&amp;&quot;,&quot;" office:value-type="string" office:string-value="  trSalePrice :: !IntOrNull," calcext:value-type="string">
            <text:p><text:s text:c="2"/>trSalePrice :: !IntOrNull,</text:p>
          </table:table-cell>
        </table:table-row>
      </table:table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OrNull</text:p>
          </table:table-cell>
          <table:table-cell table:formula="of:= &quot;  te&quot;&amp;[.A1]&amp;&quot; :: !&quot;&amp;[.B1]&amp;&quot;,&quot;" office:value-type="string" office:string-value="  teId :: !IntOrNull," calcext:value-type="string">
            <text:p><text:s text:c="2"/>teId :: !IntOrNull,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IntOrNull</text:p>
          </table:table-cell>
          <table:table-cell table:formula="of:= &quot;  te&quot;&amp;[.A2]&amp;&quot; :: !&quot;&amp;[.B2]&amp;&quot;,&quot;" office:value-type="string" office:string-value="  teMSSubClass :: !IntOrNull," calcext:value-type="string">
            <text:p><text:s text:c="2"/>teMSSubClass :: !IntOrNull,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String</text:p>
          </table:table-cell>
          <table:table-cell table:formula="of:= &quot;  te&quot;&amp;[.A3]&amp;&quot; :: !&quot;&amp;[.B3]&amp;&quot;,&quot;" office:value-type="string" office:string-value="  teMSZoning :: !String," calcext:value-type="string">
            <text:p><text:s text:c="2"/>teMSZoning :: !String,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String</text:p>
          </table:table-cell>
          <table:table-cell table:formula="of:= &quot;  te&quot;&amp;[.A4]&amp;&quot; :: !&quot;&amp;[.B4]&amp;&quot;,&quot;" office:value-type="string" office:string-value="  teLotFrontage :: !String," calcext:value-type="string">
            <text:p><text:s text:c="2"/>teLotFrontage :: !String,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IntOrNull</text:p>
          </table:table-cell>
          <table:table-cell table:formula="of:= &quot;  te&quot;&amp;[.A5]&amp;&quot; :: !&quot;&amp;[.B5]&amp;&quot;,&quot;" office:value-type="string" office:string-value="  teLotArea :: !IntOrNull," calcext:value-type="string">
            <text:p><text:s text:c="2"/>teLotArea :: !IntOrNull,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table:formula="of:= &quot;  te&quot;&amp;[.A6]&amp;&quot; :: !&quot;&amp;[.B6]&amp;&quot;,&quot;" office:value-type="string" office:string-value="  teStreet :: !String," calcext:value-type="string">
            <text:p><text:s text:c="2"/>teStreet :: !String,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String</text:p>
          </table:table-cell>
          <table:table-cell table:formula="of:= &quot;  te&quot;&amp;[.A7]&amp;&quot; :: !&quot;&amp;[.B7]&amp;&quot;,&quot;" office:value-type="string" office:string-value="  teAlley :: !String," calcext:value-type="string">
            <text:p><text:s text:c="2"/>teAlley :: !String,</text:p>
          </table:table-cell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String</text:p>
          </table:table-cell>
          <table:table-cell table:formula="of:= &quot;  te&quot;&amp;[.A8]&amp;&quot; :: !&quot;&amp;[.B8]&amp;&quot;,&quot;" office:value-type="string" office:string-value="  teLotShape :: !String," calcext:value-type="string">
            <text:p><text:s text:c="2"/>teLotShape :: !String,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String</text:p>
          </table:table-cell>
          <table:table-cell table:formula="of:= &quot;  te&quot;&amp;[.A9]&amp;&quot; :: !&quot;&amp;[.B9]&amp;&quot;,&quot;" office:value-type="string" office:string-value="  teLandContour :: !String," calcext:value-type="string">
            <text:p><text:s text:c="2"/>teLandContour :: !String,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String</text:p>
          </table:table-cell>
          <table:table-cell table:formula="of:= &quot;  te&quot;&amp;[.A10]&amp;&quot; :: !&quot;&amp;[.B10]&amp;&quot;,&quot;" office:value-type="string" office:string-value="  teUtilities :: !String," calcext:value-type="string">
            <text:p><text:s text:c="2"/>teUtilities :: !String,</text:p>
          </table:table-cell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String</text:p>
          </table:table-cell>
          <table:table-cell table:formula="of:= &quot;  te&quot;&amp;[.A11]&amp;&quot; :: !&quot;&amp;[.B11]&amp;&quot;,&quot;" office:value-type="string" office:string-value="  teLotConfig :: !String," calcext:value-type="string">
            <text:p><text:s text:c="2"/>teLotConfig :: !String,</text:p>
          </table:table-cell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String</text:p>
          </table:table-cell>
          <table:table-cell table:formula="of:= &quot;  te&quot;&amp;[.A12]&amp;&quot; :: !&quot;&amp;[.B12]&amp;&quot;,&quot;" office:value-type="string" office:string-value="  teLandSlope :: !String," calcext:value-type="string">
            <text:p><text:s text:c="2"/>teLandSlope :: !String,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String</text:p>
          </table:table-cell>
          <table:table-cell table:formula="of:= &quot;  te&quot;&amp;[.A13]&amp;&quot; :: !&quot;&amp;[.B13]&amp;&quot;,&quot;" office:value-type="string" office:string-value="  teNeighborhood :: !String," calcext:value-type="string">
            <text:p><text:s text:c="2"/>teNeighborhood :: !String,</text:p>
          </table:table-cell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String</text:p>
          </table:table-cell>
          <table:table-cell table:formula="of:= &quot;  te&quot;&amp;[.A14]&amp;&quot; :: !&quot;&amp;[.B14]&amp;&quot;,&quot;" office:value-type="string" office:string-value="  teCondition1 :: !String," calcext:value-type="string">
            <text:p><text:s text:c="2"/>teCondition1 :: !String,</text:p>
          </table:table-cell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String</text:p>
          </table:table-cell>
          <table:table-cell table:formula="of:= &quot;  te&quot;&amp;[.A15]&amp;&quot; :: !&quot;&amp;[.B15]&amp;&quot;,&quot;" office:value-type="string" office:string-value="  teCondition2 :: !String," calcext:value-type="string">
            <text:p><text:s text:c="2"/>teCondition2 :: !String,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String</text:p>
          </table:table-cell>
          <table:table-cell table:formula="of:= &quot;  te&quot;&amp;[.A16]&amp;&quot; :: !&quot;&amp;[.B16]&amp;&quot;,&quot;" office:value-type="string" office:string-value="  teBldgType :: !String," calcext:value-type="string">
            <text:p><text:s text:c="2"/>teBldgType :: !String,</text:p>
          </table:table-cell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String</text:p>
          </table:table-cell>
          <table:table-cell table:formula="of:= &quot;  te&quot;&amp;[.A17]&amp;&quot; :: !&quot;&amp;[.B17]&amp;&quot;,&quot;" office:value-type="string" office:string-value="  teHouseStyle :: !String," calcext:value-type="string">
            <text:p><text:s text:c="2"/>teHouseStyle :: !String,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IntOrNull</text:p>
          </table:table-cell>
          <table:table-cell table:formula="of:= &quot;  te&quot;&amp;[.A18]&amp;&quot; :: !&quot;&amp;[.B18]&amp;&quot;,&quot;" office:value-type="string" office:string-value="  teOverallQual :: !IntOrNull," calcext:value-type="string">
            <text:p><text:s text:c="2"/>teOverallQual :: !IntOrNull,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IntOrNull</text:p>
          </table:table-cell>
          <table:table-cell table:formula="of:= &quot;  te&quot;&amp;[.A19]&amp;&quot; :: !&quot;&amp;[.B19]&amp;&quot;,&quot;" office:value-type="string" office:string-value="  teOverallCond :: !IntOrNull," calcext:value-type="string">
            <text:p><text:s text:c="2"/>teOverallCond :: !IntOrNull,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IntOrNull</text:p>
          </table:table-cell>
          <table:table-cell table:formula="of:= &quot;  te&quot;&amp;[.A20]&amp;&quot; :: !&quot;&amp;[.B20]&amp;&quot;,&quot;" office:value-type="string" office:string-value="  teYearBuilt :: !IntOrNull," calcext:value-type="string">
            <text:p><text:s text:c="2"/>teYearBuilt :: !IntOrNull,</text:p>
          </table:table-cell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IntOrNull</text:p>
          </table:table-cell>
          <table:table-cell table:formula="of:= &quot;  te&quot;&amp;[.A21]&amp;&quot; :: !&quot;&amp;[.B21]&amp;&quot;,&quot;" office:value-type="string" office:string-value="  teYearRemodAdd :: !IntOrNull," calcext:value-type="string">
            <text:p><text:s text:c="2"/>teYearRemodAdd :: !IntOrNull,</text:p>
          </table:table-cell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String</text:p>
          </table:table-cell>
          <table:table-cell table:formula="of:= &quot;  te&quot;&amp;[.A22]&amp;&quot; :: !&quot;&amp;[.B22]&amp;&quot;,&quot;" office:value-type="string" office:string-value="  teRoofStyle :: !String," calcext:value-type="string">
            <text:p><text:s text:c="2"/>teRoofStyle :: !String,</text:p>
          </table:table-cell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String</text:p>
          </table:table-cell>
          <table:table-cell table:formula="of:= &quot;  te&quot;&amp;[.A23]&amp;&quot; :: !&quot;&amp;[.B23]&amp;&quot;,&quot;" office:value-type="string" office:string-value="  teRoofMatl :: !String," calcext:value-type="string">
            <text:p><text:s text:c="2"/>teRoofMatl :: !String,</text:p>
          </table:table-cell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String</text:p>
          </table:table-cell>
          <table:table-cell table:formula="of:= &quot;  te&quot;&amp;[.A24]&amp;&quot; :: !&quot;&amp;[.B24]&amp;&quot;,&quot;" office:value-type="string" office:string-value="  teExterior1st :: !String," calcext:value-type="string">
            <text:p><text:s text:c="2"/>teExterior1st :: !String,</text:p>
          </table:table-cell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String</text:p>
          </table:table-cell>
          <table:table-cell table:formula="of:= &quot;  te&quot;&amp;[.A25]&amp;&quot; :: !&quot;&amp;[.B25]&amp;&quot;,&quot;" office:value-type="string" office:string-value="  teExterior2nd :: !String," calcext:value-type="string">
            <text:p><text:s text:c="2"/>teExterior2nd :: !String,</text:p>
          </table:table-cell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String</text:p>
          </table:table-cell>
          <table:table-cell table:formula="of:= &quot;  te&quot;&amp;[.A26]&amp;&quot; :: !&quot;&amp;[.B26]&amp;&quot;,&quot;" office:value-type="string" office:string-value="  teMasVnrType :: !String," calcext:value-type="string">
            <text:p><text:s text:c="2"/>teMasVnrType :: !String,</text:p>
          </table:table-cell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String</text:p>
          </table:table-cell>
          <table:table-cell table:formula="of:= &quot;  te&quot;&amp;[.A27]&amp;&quot; :: !&quot;&amp;[.B27]&amp;&quot;,&quot;" office:value-type="string" office:string-value="  teMasVnrArea :: !String," calcext:value-type="string">
            <text:p><text:s text:c="2"/>teMasVnrArea :: !String,</text:p>
          </table:table-cell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String</text:p>
          </table:table-cell>
          <table:table-cell table:formula="of:= &quot;  te&quot;&amp;[.A28]&amp;&quot; :: !&quot;&amp;[.B28]&amp;&quot;,&quot;" office:value-type="string" office:string-value="  teExterQual :: !String," calcext:value-type="string">
            <text:p><text:s text:c="2"/>teExterQual :: !String,</text:p>
          </table:table-cell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String</text:p>
          </table:table-cell>
          <table:table-cell table:formula="of:= &quot;  te&quot;&amp;[.A29]&amp;&quot; :: !&quot;&amp;[.B29]&amp;&quot;,&quot;" office:value-type="string" office:string-value="  teExterCond :: !String," calcext:value-type="string">
            <text:p><text:s text:c="2"/>teExterCond :: !String,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String</text:p>
          </table:table-cell>
          <table:table-cell table:formula="of:= &quot;  te&quot;&amp;[.A30]&amp;&quot; :: !&quot;&amp;[.B30]&amp;&quot;,&quot;" office:value-type="string" office:string-value="  teFoundation :: !String," calcext:value-type="string">
            <text:p><text:s text:c="2"/>teFoundation :: !String,</text:p>
          </table:table-cell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String</text:p>
          </table:table-cell>
          <table:table-cell table:formula="of:= &quot;  te&quot;&amp;[.A31]&amp;&quot; :: !&quot;&amp;[.B31]&amp;&quot;,&quot;" office:value-type="string" office:string-value="  teBsmtQual :: !String," calcext:value-type="string">
            <text:p><text:s text:c="2"/>teBsmtQual :: !String,</text:p>
          </table:table-cell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String</text:p>
          </table:table-cell>
          <table:table-cell table:formula="of:= &quot;  te&quot;&amp;[.A32]&amp;&quot; :: !&quot;&amp;[.B32]&amp;&quot;,&quot;" office:value-type="string" office:string-value="  teBsmtCond :: !String," calcext:value-type="string">
            <text:p><text:s text:c="2"/>teBsmtCond :: !String,</text:p>
          </table:table-cell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String</text:p>
          </table:table-cell>
          <table:table-cell table:formula="of:= &quot;  te&quot;&amp;[.A33]&amp;&quot; :: !&quot;&amp;[.B33]&amp;&quot;,&quot;" office:value-type="string" office:string-value="  teBsmtExposure :: !String," calcext:value-type="string">
            <text:p><text:s text:c="2"/>teBsmtExposure :: !String,</text:p>
          </table:table-cell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String</text:p>
          </table:table-cell>
          <table:table-cell table:formula="of:= &quot;  te&quot;&amp;[.A34]&amp;&quot; :: !&quot;&amp;[.B34]&amp;&quot;,&quot;" office:value-type="string" office:string-value="  teBsmtFinType1 :: !String," calcext:value-type="string">
            <text:p><text:s text:c="2"/>teBsmtFinType1 :: !String,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IntOrNull</text:p>
          </table:table-cell>
          <table:table-cell table:formula="of:= &quot;  te&quot;&amp;[.A35]&amp;&quot; :: !&quot;&amp;[.B35]&amp;&quot;,&quot;" office:value-type="string" office:string-value="  teBsmtFinSF1 :: !IntOrNull," calcext:value-type="string">
            <text:p><text:s text:c="2"/>teBsmtFinSF1 :: !IntOrNull,</text:p>
          </table:table-cell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String</text:p>
          </table:table-cell>
          <table:table-cell table:formula="of:= &quot;  te&quot;&amp;[.A36]&amp;&quot; :: !&quot;&amp;[.B36]&amp;&quot;,&quot;" office:value-type="string" office:string-value="  teBsmtFinType2 :: !String," calcext:value-type="string">
            <text:p><text:s text:c="2"/>teBsmtFinType2 :: !String,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IntOrNull</text:p>
          </table:table-cell>
          <table:table-cell table:formula="of:= &quot;  te&quot;&amp;[.A37]&amp;&quot; :: !&quot;&amp;[.B37]&amp;&quot;,&quot;" office:value-type="string" office:string-value="  teBsmtFinSF2 :: !IntOrNull," calcext:value-type="string">
            <text:p><text:s text:c="2"/>teBsmtFinSF2 :: !IntOrNull,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IntOrNull</text:p>
          </table:table-cell>
          <table:table-cell table:formula="of:= &quot;  te&quot;&amp;[.A38]&amp;&quot; :: !&quot;&amp;[.B38]&amp;&quot;,&quot;" office:value-type="string" office:string-value="  teBsmtUnfSF :: !IntOrNull," calcext:value-type="string">
            <text:p><text:s text:c="2"/>teBsmtUnfSF :: !IntOrNull,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IntOrNull</text:p>
          </table:table-cell>
          <table:table-cell table:formula="of:= &quot;  te&quot;&amp;[.A39]&amp;&quot; :: !&quot;&amp;[.B39]&amp;&quot;,&quot;" office:value-type="string" office:string-value="  teTotalBsmtSF :: !IntOrNull," calcext:value-type="string">
            <text:p><text:s text:c="2"/>teTotalBsmtSF :: !IntOrNull,</text:p>
          </table:table-cell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String</text:p>
          </table:table-cell>
          <table:table-cell table:formula="of:= &quot;  te&quot;&amp;[.A40]&amp;&quot; :: !&quot;&amp;[.B40]&amp;&quot;,&quot;" office:value-type="string" office:string-value="  teHeating :: !String," calcext:value-type="string">
            <text:p><text:s text:c="2"/>teHeating :: !String,</text:p>
          </table:table-cell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String</text:p>
          </table:table-cell>
          <table:table-cell table:formula="of:= &quot;  te&quot;&amp;[.A41]&amp;&quot; :: !&quot;&amp;[.B41]&amp;&quot;,&quot;" office:value-type="string" office:string-value="  teHeatingQC :: !String," calcext:value-type="string">
            <text:p><text:s text:c="2"/>teHeatingQC :: !String,</text:p>
          </table:table-cell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String</text:p>
          </table:table-cell>
          <table:table-cell table:formula="of:= &quot;  te&quot;&amp;[.A42]&amp;&quot; :: !&quot;&amp;[.B42]&amp;&quot;,&quot;" office:value-type="string" office:string-value="  teCentralAir :: !String," calcext:value-type="string">
            <text:p><text:s text:c="2"/>teCentralAir :: !String,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String</text:p>
          </table:table-cell>
          <table:table-cell table:formula="of:= &quot;  te&quot;&amp;[.A43]&amp;&quot; :: !&quot;&amp;[.B43]&amp;&quot;,&quot;" office:value-type="string" office:string-value="  teElectrical :: !String," calcext:value-type="string">
            <text:p><text:s text:c="2"/>teElectrical :: !String,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IntOrNull</text:p>
          </table:table-cell>
          <table:table-cell table:formula="of:= &quot;  te&quot;&amp;[.A44]&amp;&quot; :: !&quot;&amp;[.B44]&amp;&quot;,&quot;" office:value-type="string" office:string-value="  te1stFlrSF :: !IntOrNull," calcext:value-type="string">
            <text:p><text:s text:c="2"/>te1stFlrSF :: !IntOrNull,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IntOrNull</text:p>
          </table:table-cell>
          <table:table-cell table:formula="of:= &quot;  te&quot;&amp;[.A45]&amp;&quot; :: !&quot;&amp;[.B45]&amp;&quot;,&quot;" office:value-type="string" office:string-value="  te2ndFlrSF :: !IntOrNull," calcext:value-type="string">
            <text:p><text:s text:c="2"/>te2ndFlrSF :: !IntOrNull,</text:p>
          </table:table-cell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IntOrNull</text:p>
          </table:table-cell>
          <table:table-cell table:formula="of:= &quot;  te&quot;&amp;[.A46]&amp;&quot; :: !&quot;&amp;[.B46]&amp;&quot;,&quot;" office:value-type="string" office:string-value="  teLowQualFinSF :: !IntOrNull," calcext:value-type="string">
            <text:p><text:s text:c="2"/>teLowQualFinSF :: !IntOrNull,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IntOrNull</text:p>
          </table:table-cell>
          <table:table-cell table:formula="of:= &quot;  te&quot;&amp;[.A47]&amp;&quot; :: !&quot;&amp;[.B47]&amp;&quot;,&quot;" office:value-type="string" office:string-value="  teGrLivArea :: !IntOrNull," calcext:value-type="string">
            <text:p><text:s text:c="2"/>teGrLivArea :: !IntOrNull,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IntOrNull</text:p>
          </table:table-cell>
          <table:table-cell table:formula="of:= &quot;  te&quot;&amp;[.A48]&amp;&quot; :: !&quot;&amp;[.B48]&amp;&quot;,&quot;" office:value-type="string" office:string-value="  teBsmtFullBath :: !IntOrNull," calcext:value-type="string">
            <text:p><text:s text:c="2"/>teBsmtFullBath :: !IntOrNull,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IntOrNull</text:p>
          </table:table-cell>
          <table:table-cell table:formula="of:= &quot;  te&quot;&amp;[.A49]&amp;&quot; :: !&quot;&amp;[.B49]&amp;&quot;,&quot;" office:value-type="string" office:string-value="  teBsmtHalfBath :: !IntOrNull," calcext:value-type="string">
            <text:p><text:s text:c="2"/>teBsmtHalfBath :: !IntOrNull,</text:p>
          </table:table-cell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IntOrNull</text:p>
          </table:table-cell>
          <table:table-cell table:formula="of:= &quot;  te&quot;&amp;[.A50]&amp;&quot; :: !&quot;&amp;[.B50]&amp;&quot;,&quot;" office:value-type="string" office:string-value="  teFullBath :: !IntOrNull," calcext:value-type="string">
            <text:p><text:s text:c="2"/>teFullBath :: !IntOrNull,</text:p>
          </table:table-cell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IntOrNull</text:p>
          </table:table-cell>
          <table:table-cell table:formula="of:= &quot;  te&quot;&amp;[.A51]&amp;&quot; :: !&quot;&amp;[.B51]&amp;&quot;,&quot;" office:value-type="string" office:string-value="  teHalfBath :: !IntOrNull," calcext:value-type="string">
            <text:p><text:s text:c="2"/>teHalfBath :: !IntOrNull,</text:p>
          </table:table-cell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IntOrNull</text:p>
          </table:table-cell>
          <table:table-cell table:formula="of:= &quot;  te&quot;&amp;[.A52]&amp;&quot; :: !&quot;&amp;[.B52]&amp;&quot;,&quot;" office:value-type="string" office:string-value="  teBedroomAbvGr :: !IntOrNull," calcext:value-type="string">
            <text:p><text:s text:c="2"/>teBedroomAbvGr :: !IntOrNull,</text:p>
          </table:table-cell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IntOrNull</text:p>
          </table:table-cell>
          <table:table-cell table:formula="of:= &quot;  te&quot;&amp;[.A53]&amp;&quot; :: !&quot;&amp;[.B53]&amp;&quot;,&quot;" office:value-type="string" office:string-value="  teKitchenAbvGr :: !IntOrNull," calcext:value-type="string">
            <text:p><text:s text:c="2"/>teKitchenAbvGr :: !IntOrNull,</text:p>
          </table:table-cell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String</text:p>
          </table:table-cell>
          <table:table-cell table:formula="of:= &quot;  te&quot;&amp;[.A54]&amp;&quot; :: !&quot;&amp;[.B54]&amp;&quot;,&quot;" office:value-type="string" office:string-value="  teKitchenQual :: !String," calcext:value-type="string">
            <text:p><text:s text:c="2"/>teKitchenQual :: !String,</text:p>
          </table:table-cell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IntOrNull</text:p>
          </table:table-cell>
          <table:table-cell table:formula="of:= &quot;  te&quot;&amp;[.A55]&amp;&quot; :: !&quot;&amp;[.B55]&amp;&quot;,&quot;" office:value-type="string" office:string-value="  teTotRmsAbvGrd :: !IntOrNull," calcext:value-type="string">
            <text:p><text:s text:c="2"/>teTotRmsAbvGrd :: !IntOrNull,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tring</text:p>
          </table:table-cell>
          <table:table-cell table:formula="of:= &quot;  te&quot;&amp;[.A56]&amp;&quot; :: !&quot;&amp;[.B56]&amp;&quot;,&quot;" office:value-type="string" office:string-value="  teFunctional :: !String," calcext:value-type="string">
            <text:p><text:s text:c="2"/>teFunctional :: !String,</text:p>
          </table:table-cell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IntOrNull</text:p>
          </table:table-cell>
          <table:table-cell table:formula="of:= &quot;  te&quot;&amp;[.A57]&amp;&quot; :: !&quot;&amp;[.B57]&amp;&quot;,&quot;" office:value-type="string" office:string-value="  teFireplaces :: !IntOrNull," calcext:value-type="string">
            <text:p><text:s text:c="2"/>teFireplaces :: !IntOrNull,</text:p>
          </table:table-cell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String</text:p>
          </table:table-cell>
          <table:table-cell table:formula="of:= &quot;  te&quot;&amp;[.A58]&amp;&quot; :: !&quot;&amp;[.B58]&amp;&quot;,&quot;" office:value-type="string" office:string-value="  teFireplaceQu :: !String," calcext:value-type="string">
            <text:p><text:s text:c="2"/>teFireplaceQu :: !String,</text:p>
          </table:table-cell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String</text:p>
          </table:table-cell>
          <table:table-cell table:formula="of:= &quot;  te&quot;&amp;[.A59]&amp;&quot; :: !&quot;&amp;[.B59]&amp;&quot;,&quot;" office:value-type="string" office:string-value="  teGarageType :: !String," calcext:value-type="string">
            <text:p><text:s text:c="2"/>teGarageType :: !String,</text:p>
          </table:table-cell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String</text:p>
          </table:table-cell>
          <table:table-cell table:formula="of:= &quot;  te&quot;&amp;[.A60]&amp;&quot; :: !&quot;&amp;[.B60]&amp;&quot;,&quot;" office:value-type="string" office:string-value="  teGarageYrBlt :: !String," calcext:value-type="string">
            <text:p><text:s text:c="2"/>teGarageYrBlt :: !String,</text:p>
          </table:table-cell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String</text:p>
          </table:table-cell>
          <table:table-cell table:formula="of:= &quot;  te&quot;&amp;[.A61]&amp;&quot; :: !&quot;&amp;[.B61]&amp;&quot;,&quot;" office:value-type="string" office:string-value="  teGarageFinish :: !String," calcext:value-type="string">
            <text:p><text:s text:c="2"/>teGarageFinish :: !String,</text:p>
          </table:table-cell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IntOrNull</text:p>
          </table:table-cell>
          <table:table-cell table:formula="of:= &quot;  te&quot;&amp;[.A62]&amp;&quot; :: !&quot;&amp;[.B62]&amp;&quot;,&quot;" office:value-type="string" office:string-value="  teGarageCars :: !IntOrNull," calcext:value-type="string">
            <text:p><text:s text:c="2"/>teGarageCars :: !IntOrNull,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IntOrNull</text:p>
          </table:table-cell>
          <table:table-cell table:formula="of:= &quot;  te&quot;&amp;[.A63]&amp;&quot; :: !&quot;&amp;[.B63]&amp;&quot;,&quot;" office:value-type="string" office:string-value="  teGarageArea :: !IntOrNull," calcext:value-type="string">
            <text:p><text:s text:c="2"/>teGarageArea :: !IntOrNull,</text:p>
          </table:table-cell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String</text:p>
          </table:table-cell>
          <table:table-cell table:formula="of:= &quot;  te&quot;&amp;[.A64]&amp;&quot; :: !&quot;&amp;[.B64]&amp;&quot;,&quot;" office:value-type="string" office:string-value="  teGarageQual :: !String," calcext:value-type="string">
            <text:p><text:s text:c="2"/>teGarageQual :: !String,</text:p>
          </table:table-cell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String</text:p>
          </table:table-cell>
          <table:table-cell table:formula="of:= &quot;  te&quot;&amp;[.A65]&amp;&quot; :: !&quot;&amp;[.B65]&amp;&quot;,&quot;" office:value-type="string" office:string-value="  teGarageCond :: !String," calcext:value-type="string">
            <text:p><text:s text:c="2"/>teGarageCond :: !String,</text:p>
          </table:table-cell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String</text:p>
          </table:table-cell>
          <table:table-cell table:formula="of:= &quot;  te&quot;&amp;[.A66]&amp;&quot; :: !&quot;&amp;[.B66]&amp;&quot;,&quot;" office:value-type="string" office:string-value="  tePavedDrive :: !String," calcext:value-type="string">
            <text:p><text:s text:c="2"/>tePavedDrive :: !String,</text:p>
          </table:table-cell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IntOrNull</text:p>
          </table:table-cell>
          <table:table-cell table:formula="of:= &quot;  te&quot;&amp;[.A67]&amp;&quot; :: !&quot;&amp;[.B67]&amp;&quot;,&quot;" office:value-type="string" office:string-value="  teWoodDeckSF :: !IntOrNull," calcext:value-type="string">
            <text:p><text:s text:c="2"/>teWoodDeckSF :: !IntOrNull,</text:p>
          </table:table-cell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IntOrNull</text:p>
          </table:table-cell>
          <table:table-cell table:formula="of:= &quot;  te&quot;&amp;[.A68]&amp;&quot; :: !&quot;&amp;[.B68]&amp;&quot;,&quot;" office:value-type="string" office:string-value="  teOpenPorchSF :: !IntOrNull," calcext:value-type="string">
            <text:p><text:s text:c="2"/>teOpenPorchSF :: !IntOrNull,</text:p>
          </table:table-cell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IntOrNull</text:p>
          </table:table-cell>
          <table:table-cell table:formula="of:= &quot;  te&quot;&amp;[.A69]&amp;&quot; :: !&quot;&amp;[.B69]&amp;&quot;,&quot;" office:value-type="string" office:string-value="  teEnclosedPorch :: !IntOrNull," calcext:value-type="string">
            <text:p><text:s text:c="2"/>teEnclosedPorch :: !IntOrNull,</text:p>
          </table:table-cell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IntOrNull</text:p>
          </table:table-cell>
          <table:table-cell table:formula="of:= &quot;  te&quot;&amp;[.A70]&amp;&quot; :: !&quot;&amp;[.B70]&amp;&quot;,&quot;" office:value-type="string" office:string-value="  te3SsnPorch :: !IntOrNull," calcext:value-type="string">
            <text:p><text:s text:c="2"/>te3SsnPorch :: !IntOrNull,</text:p>
          </table:table-cell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string" calcext:value-type="string">
            <text:p>IntOrNull</text:p>
          </table:table-cell>
          <table:table-cell table:formula="of:= &quot;  te&quot;&amp;[.A71]&amp;&quot; :: !&quot;&amp;[.B71]&amp;&quot;,&quot;" office:value-type="string" office:string-value="  teScreenPorch :: !IntOrNull," calcext:value-type="string">
            <text:p><text:s text:c="2"/>teScreenPorch :: !IntOrNull,</text:p>
          </table:table-cell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IntOrNull</text:p>
          </table:table-cell>
          <table:table-cell table:formula="of:= &quot;  te&quot;&amp;[.A72]&amp;&quot; :: !&quot;&amp;[.B72]&amp;&quot;,&quot;" office:value-type="string" office:string-value="  tePoolArea :: !IntOrNull," calcext:value-type="string">
            <text:p><text:s text:c="2"/>tePoolArea :: !IntOrNull,</text:p>
          </table:table-cell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String</text:p>
          </table:table-cell>
          <table:table-cell table:formula="of:= &quot;  te&quot;&amp;[.A73]&amp;&quot; :: !&quot;&amp;[.B73]&amp;&quot;,&quot;" office:value-type="string" office:string-value="  tePoolQC :: !String," calcext:value-type="string">
            <text:p><text:s text:c="2"/>tePoolQC :: !String,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String</text:p>
          </table:table-cell>
          <table:table-cell table:formula="of:= &quot;  te&quot;&amp;[.A74]&amp;&quot; :: !&quot;&amp;[.B74]&amp;&quot;,&quot;" office:value-type="string" office:string-value="  teFence :: !String," calcext:value-type="string">
            <text:p><text:s text:c="2"/>teFence :: !String,</text:p>
          </table:table-cell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String</text:p>
          </table:table-cell>
          <table:table-cell table:formula="of:= &quot;  te&quot;&amp;[.A75]&amp;&quot; :: !&quot;&amp;[.B75]&amp;&quot;,&quot;" office:value-type="string" office:string-value="  teMiscFeature :: !String," calcext:value-type="string">
            <text:p><text:s text:c="2"/>teMiscFeature :: !String,</text:p>
          </table:table-cell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IntOrNull</text:p>
          </table:table-cell>
          <table:table-cell table:formula="of:= &quot;  te&quot;&amp;[.A76]&amp;&quot; :: !&quot;&amp;[.B76]&amp;&quot;,&quot;" office:value-type="string" office:string-value="  teMiscVal :: !IntOrNull," calcext:value-type="string">
            <text:p><text:s text:c="2"/>teMiscVal :: !IntOrNull,</text:p>
          </table:table-cell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IntOrNull</text:p>
          </table:table-cell>
          <table:table-cell table:formula="of:= &quot;  te&quot;&amp;[.A77]&amp;&quot; :: !&quot;&amp;[.B77]&amp;&quot;,&quot;" office:value-type="string" office:string-value="  teMoSold :: !IntOrNull," calcext:value-type="string">
            <text:p><text:s text:c="2"/>teMoSold :: !IntOrNull,</text:p>
          </table:table-cell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IntOrNull</text:p>
          </table:table-cell>
          <table:table-cell table:formula="of:= &quot;  te&quot;&amp;[.A78]&amp;&quot; :: !&quot;&amp;[.B78]&amp;&quot;,&quot;" office:value-type="string" office:string-value="  teYrSold :: !IntOrNull," calcext:value-type="string">
            <text:p><text:s text:c="2"/>teYrSold :: !IntOrNull,</text:p>
          </table:table-cell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String</text:p>
          </table:table-cell>
          <table:table-cell table:formula="of:= &quot;  te&quot;&amp;[.A79]&amp;&quot; :: !&quot;&amp;[.B79]&amp;&quot;,&quot;" office:value-type="string" office:string-value="  teSaleType :: !String," calcext:value-type="string">
            <text:p><text:s text:c="2"/>teSaleType :: !String,</text:p>
          </table:table-cell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String</text:p>
          </table:table-cell>
          <table:table-cell table:formula="of:= &quot;  te&quot;&amp;[.A80]&amp;&quot; :: !&quot;&amp;[.B80]&amp;&quot;,&quot;" office:value-type="string" office:string-value="  teSaleCondition :: !String," calcext:value-type="string">
            <text:p><text:s text:c="2"/>teSaleCondition :: !String,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iff </meta:initial-creator>
    <meta:creation-date>2018-12-14T04:59:51.843774386</meta:creation-date>
    <dc:date>2018-12-14T06:15:15.007651635</dc:date>
    <dc:creator>cliff </dc:creator>
    <meta:editing-duration>PT1H15M20S</meta:editing-duration>
    <meta:editing-cycles>8</meta:editing-cycles>
    <meta:generator>LibreOffice/5.1.6.2$Linux_X86_64 LibreOffice_project/10m0$Build-2</meta:generator>
    <meta:document-statistic meta:table-count="2" meta:cell-count="483" meta:object-count="0"/>
  </office:meta>
</office:document-meta>
</file>